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sponseStatusExceptionHandlerTests.handleResponseStatu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sponseStatusExceptionHandlerTests.handleMethodNot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sponseStatusExceptionHandlerTests.handleNestedResponseStatu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sponseStatusExceptionHandlerTests.response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ResponseStatusExceptionHandlerTests.createResponseStatus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StatusExceptionHandlerTests.unresolv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esponseStatusException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sponseStatusExceptionHandlerTests.handleResponseStatusExceptionWith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